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2.439cm" table:align="left"/>
    </style:style>
    <style:style style:name="Table2.A" style:family="table-column">
      <style:table-column-properties style:column-width="2.618cm"/>
    </style:style>
    <style:style style:name="Table2.B" style:family="table-column">
      <style:table-column-properties style:column-width="9.821cm"/>
    </style:style>
    <style:style style:name="Table2.A1" style:family="table-cell">
      <style:table-cell-properties style:vertical-align="middle" fo:padding="0.049cm" fo:border="none"/>
    </style:style>
    <style:style style:name="Table1" style:family="table">
      <style:table-properties style:width="0.298cm" table:align="left"/>
    </style:style>
    <style:style style:name="Table1.A" style:family="table-column">
      <style:table-column-properties style:column-width="0.298cm"/>
    </style:style>
    <style:style style:name="Table1.A1" style:family="table-cell">
      <style:table-cell-properties style:vertical-align="middle" fo:padding="0.049cm" fo:border="none"/>
    </style:style>
    <style:style style:name="P1" style:family="paragraph" style:parent-style-name="Preformatted_20_Text">
      <style:text-properties officeooo:rsid="00159868" officeooo:paragraph-rsid="00159868"/>
    </style:style>
    <style:style style:name="P2" style:family="paragraph" style:parent-style-name="Preformatted_20_Text">
      <style:text-properties officeooo:rsid="00159868" officeooo:paragraph-rsid="003847dd"/>
    </style:style>
    <style:style style:name="P3" style:family="paragraph" style:parent-style-name="Preformatted_20_Text">
      <style:text-properties fo:font-size="12pt" fo:font-weight="bold" officeooo:rsid="00159868" officeooo:paragraph-rsid="00159868" style:font-size-asian="12pt" style:font-weight-asian="bold" style:font-size-complex="12pt" style:font-weight-complex="bold"/>
    </style:style>
    <style:style style:name="P4" style:family="paragraph" style:parent-style-name="Preformatted_20_Text">
      <style:text-properties fo:font-size="12pt" fo:font-weight="bold" officeooo:rsid="0016a87c" officeooo:paragraph-rsid="0016a87c" style:font-size-asian="12pt" style:font-weight-asian="bold" style:font-size-complex="12pt" style:font-weight-complex="bold"/>
    </style:style>
    <style:style style:name="P5" style:family="paragraph" style:parent-style-name="Preformatted_20_Text">
      <style:text-properties fo:font-size="12pt" fo:font-weight="bold" officeooo:rsid="002d6fd9" officeooo:paragraph-rsid="002d6fd9" style:font-size-asian="12pt" style:font-weight-asian="bold" style:font-size-complex="12pt" style:font-weight-complex="bold"/>
    </style:style>
    <style:style style:name="P6" style:family="paragraph" style:parent-style-name="Preformatted_20_Text">
      <style:text-properties fo:font-size="12pt" fo:font-weight="bold" officeooo:rsid="00450d50" officeooo:paragraph-rsid="00450d50" style:font-size-asian="12pt" style:font-weight-asian="bold" style:font-size-complex="12pt" style:font-weight-complex="bold"/>
    </style:style>
    <style:style style:name="P7" style:family="paragraph" style:parent-style-name="Preformatted_20_Text">
      <style:text-properties fo:font-size="12pt" fo:font-weight="bold" officeooo:rsid="0045e3ab" officeooo:paragraph-rsid="0045e3ab" style:font-size-asian="12pt" style:font-weight-asian="bold" style:font-size-complex="12pt" style:font-weight-complex="bold"/>
    </style:style>
    <style:style style:name="P8" style:family="paragraph" style:parent-style-name="Preformatted_20_Text">
      <style:text-properties fo:font-size="12pt" fo:font-weight="bold" officeooo:rsid="00476ac3" officeooo:paragraph-rsid="00476ac3" style:font-size-asian="12pt" style:font-weight-asian="bold" style:font-size-complex="12pt" style:font-weight-complex="bold"/>
    </style:style>
    <style:style style:name="P9" style:family="paragraph" style:parent-style-name="Preformatted_20_Text">
      <style:text-properties fo:font-size="12pt" fo:font-weight="normal" officeooo:rsid="00159868" officeooo:paragraph-rsid="00159868" style:font-size-asian="12pt" style:font-weight-asian="normal" style:font-size-complex="12pt" style:font-weight-complex="normal"/>
    </style:style>
    <style:style style:name="P10" style:family="paragraph" style:parent-style-name="Preformatted_20_Text">
      <style:text-properties fo:font-weight="bold" officeooo:rsid="00159868" officeooo:paragraph-rsid="00159868" style:font-weight-asian="bold" style:font-weight-complex="bold"/>
    </style:style>
    <style:style style:name="P11" style:family="paragraph" style:parent-style-name="Preformatted_20_Text">
      <style:text-properties fo:font-weight="bold" officeooo:rsid="0016a87c" officeooo:paragraph-rsid="0016a87c" style:font-weight-asian="bold" style:font-weight-complex="bold"/>
    </style:style>
    <style:style style:name="P12" style:family="paragraph" style:parent-style-name="Preformatted_20_Text">
      <style:text-properties fo:font-weight="normal" officeooo:rsid="00159868" officeooo:paragraph-rsid="00159868" style:font-weight-asian="normal" style:font-weight-complex="normal"/>
    </style:style>
    <style:style style:name="P13" style:family="paragraph" style:parent-style-name="Preformatted_20_Text">
      <style:text-properties officeooo:rsid="001766aa" officeooo:paragraph-rsid="001766aa"/>
    </style:style>
    <style:style style:name="P14" style:family="paragraph" style:parent-style-name="Preformatted_20_Text">
      <style:text-properties officeooo:paragraph-rsid="00159868"/>
    </style:style>
    <style:style style:name="P15" style:family="paragraph" style:parent-style-name="Preformatted_20_Text">
      <style:text-properties fo:font-size="11pt" officeooo:rsid="00159868" officeooo:paragraph-rsid="00199189" style:font-size-asian="11pt" style:font-size-complex="11pt"/>
    </style:style>
    <style:style style:name="P16" style:family="paragraph" style:parent-style-name="Preformatted_20_Text">
      <style:text-properties fo:font-size="11pt" fo:font-weight="normal" officeooo:rsid="00159868" officeooo:paragraph-rsid="00199189" style:font-size-asian="11pt" style:font-weight-asian="normal" style:font-size-complex="11pt" style:font-weight-complex="normal"/>
    </style:style>
    <style:style style:name="P17" style:family="paragraph" style:parent-style-name="Preformatted_20_Text">
      <style:text-properties style:font-name="verdana" fo:font-size="10.5pt" fo:font-weight="normal" officeooo:rsid="00159868" officeooo:paragraph-rsid="00159868" style:font-size-asian="12pt" style:font-weight-asian="normal" style:font-size-complex="12pt" style:font-weight-complex="normal"/>
    </style:style>
    <style:style style:name="P18" style:family="paragraph" style:parent-style-name="Preformatted_20_Text">
      <style:text-properties officeooo:rsid="001d3404" officeooo:paragraph-rsid="001d3404"/>
    </style:style>
    <style:style style:name="P19" style:family="paragraph" style:parent-style-name="Preformatted_20_Text">
      <style:text-properties officeooo:paragraph-rsid="001d3404"/>
    </style:style>
    <style:style style:name="P20" style:family="paragraph" style:parent-style-name="Preformatted_20_Text">
      <style:text-properties officeooo:rsid="001e7954" officeooo:paragraph-rsid="001e7954"/>
    </style:style>
    <style:style style:name="P21" style:family="paragraph" style:parent-style-name="Preformatted_20_Text">
      <style:text-properties officeooo:rsid="001f7e6a" officeooo:paragraph-rsid="001f7e6a"/>
    </style:style>
    <style:style style:name="P22" style:family="paragraph" style:parent-style-name="Preformatted_20_Text">
      <style:text-properties officeooo:paragraph-rsid="001f7e6a"/>
    </style:style>
    <style:style style:name="P23" style:family="paragraph" style:parent-style-name="Preformatted_20_Text">
      <style:text-properties officeooo:rsid="002093a6" officeooo:paragraph-rsid="002093a6"/>
    </style:style>
    <style:style style:name="P24" style:family="paragraph" style:parent-style-name="Preformatted_20_Text">
      <style:text-properties officeooo:paragraph-rsid="002093a6"/>
    </style:style>
    <style:style style:name="P25" style:family="paragraph" style:parent-style-name="Preformatted_20_Text">
      <style:text-properties fo:color="#222222" style:font-name="Arial" officeooo:paragraph-rsid="00159868" fo:background-color="#ffffff"/>
    </style:style>
    <style:style style:name="P26" style:family="paragraph" style:parent-style-name="Preformatted_20_Text">
      <style:text-properties officeooo:rsid="003d663e" officeooo:paragraph-rsid="003d663e"/>
    </style:style>
    <style:style style:name="P27" style:family="paragraph" style:parent-style-name="Preformatted_20_Text">
      <style:text-properties officeooo:rsid="004ce6f9" officeooo:paragraph-rsid="004ce6f9"/>
    </style:style>
    <style:style style:name="P28" style:family="paragraph" style:parent-style-name="Standard">
      <style:text-properties officeooo:rsid="001f7e6a" officeooo:paragraph-rsid="001f7e6a"/>
    </style:style>
    <style:style style:name="P29" style:family="paragraph" style:parent-style-name="Text_20_body">
      <style:text-properties officeooo:rsid="00159868" officeooo:paragraph-rsid="00159868"/>
    </style:style>
    <style:style style:name="P30" style:family="paragraph" style:parent-style-name="Text_20_body">
      <style:paragraph-properties fo:text-align="justify" style:justify-single-word="false"/>
      <style:text-properties officeooo:rsid="0024ff34" officeooo:paragraph-rsid="0024ff34"/>
    </style:style>
    <style:style style:name="P31" style:family="paragraph" style:parent-style-name="Text_20_body">
      <style:text-properties officeooo:paragraph-rsid="00159868"/>
    </style:style>
    <style:style style:name="P32" style:family="paragraph" style:parent-style-name="Heading_20_3">
      <style:text-properties officeooo:rsid="00159868" officeooo:paragraph-rsid="00159868"/>
    </style:style>
    <style:style style:name="P33" style:family="paragraph" style:parent-style-name="Table_20_Contents">
      <style:text-properties fo:font-size="2pt" style:font-size-asian="2pt" style:font-size-complex="2pt"/>
    </style:style>
    <style:style style:name="P34" style:family="paragraph" style:parent-style-name="Table_20_Contents">
      <style:paragraph-properties fo:margin-top="0cm" fo:margin-bottom="0.499cm" loext:contextual-spacing="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6"/>
    <style:style style:name="P37" style:family="paragraph" style:parent-style-name="Text_20_body" style:list-style-name="L1">
      <style:paragraph-properties fo:margin-top="0cm" fo:margin-bottom="0cm" loext:contextual-spacing="false" fo:text-align="justify" style:justify-single-word="false"/>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3">
      <style:paragraph-properties fo:margin-top="0cm" fo:margin-bottom="0cm" loext:contextual-spacing="false"/>
    </style:style>
    <style:style style:name="P40" style:family="paragraph" style:parent-style-name="Text_20_body" style:list-style-name="L4">
      <style:paragraph-properties fo:margin-top="0cm" fo:margin-bottom="0cm" loext:contextual-spacing="false"/>
    </style:style>
    <style:style style:name="P41" style:family="paragraph" style:parent-style-name="Text_20_body" style:list-style-name="L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59868" style:font-size-asian="12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officeooo:rsid="001b8859"/>
    </style:style>
    <style:style style:name="T6" style:family="text">
      <style:text-properties officeooo:rsid="001c7205"/>
    </style:style>
    <style:style style:name="T7" style:family="text">
      <style:text-properties officeooo:rsid="00159868"/>
    </style:style>
    <style:style style:name="T8" style:family="text">
      <style:text-properties officeooo:rsid="001d3404"/>
    </style:style>
    <style:style style:name="T9" style:family="text">
      <style:text-properties officeooo:rsid="001e7954"/>
    </style:style>
    <style:style style:name="T10" style:family="text">
      <style:text-properties officeooo:rsid="001f7e6a"/>
    </style:style>
    <style:style style:name="T11" style:family="text">
      <style:text-properties officeooo:rsid="002093a6"/>
    </style:style>
    <style:style style:name="T12" style:family="text">
      <style:text-properties officeooo:rsid="002248df"/>
    </style:style>
    <style:style style:name="T13" style:family="text">
      <style:text-properties officeooo:rsid="0023a44c"/>
    </style:style>
    <style:style style:name="T14" style:family="text">
      <style:text-properties fo:color="#222222" style:font-name="Arial" fo:background-color="#ffffff" loext:char-shading-value="0"/>
    </style:style>
    <style:style style:name="T15" style:family="text">
      <style:text-properties fo:color="#222222" fo:background-color="#ffffff" loext:char-shading-value="0"/>
    </style:style>
    <style:style style:name="T16" style:family="text">
      <style:text-properties style:font-name="verdana" fo:font-size="10.5pt"/>
    </style:style>
    <style:style style:name="T17" style:family="text">
      <style:text-properties officeooo:rsid="00294efc"/>
    </style:style>
    <style:style style:name="T18" style:family="text">
      <style:text-properties officeooo:rsid="002d2b01"/>
    </style:style>
    <style:style style:name="T19" style:family="text">
      <style:text-properties officeooo:rsid="002d6fd9"/>
    </style:style>
    <style:style style:name="T20" style:family="text">
      <style:text-properties officeooo:rsid="002ee89d"/>
    </style:style>
    <style:style style:name="T21" style:family="text">
      <style:text-properties officeooo:rsid="00308fec"/>
    </style:style>
    <style:style style:name="T22" style:family="text">
      <style:text-properties officeooo:rsid="003847dd"/>
    </style:style>
    <style:style style:name="T23" style:family="text">
      <style:text-properties officeooo:rsid="003be696"/>
    </style:style>
    <style:style style:name="T24" style:family="text">
      <style:text-properties officeooo:rsid="003ea93d"/>
    </style:style>
    <style:style style:name="T25" style:family="text">
      <style:text-properties officeooo:rsid="003fe320"/>
    </style:style>
    <style:style style:name="T26" style:family="text">
      <style:text-properties officeooo:rsid="004199ff"/>
    </style:style>
    <style:style style:name="T27" style:family="text">
      <style:text-properties officeooo:rsid="00428ac2"/>
    </style:style>
    <style:style style:name="T28" style:family="text">
      <style:text-properties officeooo:rsid="0045e3ab"/>
    </style:style>
    <style:style style:name="T29" style:family="text">
      <style:text-properties officeooo:rsid="004c1a8f"/>
    </style:style>
    <style:style style:name="T30" style:family="text">
      <style:text-properties officeooo:rsid="004cd4f2"/>
    </style:style>
    <style:style style:name="T31" style:family="text">
      <style:text-properties officeooo:rsid="004ce6f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Q) What is jenkins?</text:p>
      <text:p text:style-name="P26"/>
      <text:p text:style-name="P3">Jenkins is an open sour tool <text:span text:style-name="T24">for continuous integration purpose</text:span> . It keeps a track o<text:span text:style-name="T26">n </text:span>version control system and to initiate and monitor a build system if changes occur. <text:span text:style-name="T24">It monitors the whole process and provides reports and notificatons to alert.</text:span></text:p>
      <text:p text:style-name="P3"/>
      <text:p text:style-name="P3"/>
      <text:p text:style-name="P3">1. What is continuous integrationt ? </text:p>
      <text:p text:style-name="P3"><text:s text:c="3"/>Continuous Delivery C.D? </text:p>
      <text:p text:style-name="P1"/>
      <text:p text:style-name="P1"><text:tab/>- C.i integration is nothing but continuous compilation, testing and deployment.</text:p>
      <text:p text:style-name="P1"><text:tab/>- <text:s/>C.I is a process which monitors the new changes coming into V.C.S like Git, checkouts the source code, builds the change, runs the test case to test the change and deploys it to given environment automatically (seemlessly) without any manual intervention,</text:p>
      <text:p text:style-name="P1"/>
      <text:p text:style-name="P1"><text:s/><text:span text:style-name="T2">#How do you change Jenkins HOME directory?? </text:span></text:p>
      <text:p text:style-name="P1"/>
      <text:p text:style-name="P1">Go to $USER_HOME/.bashrc and add below ENV variable, </text:p>
      <text:p text:style-name="P1">============</text:p>
      <text:p text:style-name="P1">export JENKINS_HOME=/home/praveen/jen/.jenkins </text:p>
      <text:p text:style-name="P1"/>
      <text:p text:style-name="P1"/>
      <text:p text:style-name="P1">Jenkins installation: </text:p>
      <text:p text:style-name="P1">========================</text:p>
      <text:p text:style-name="P1">Approach:1</text:p>
      <text:p text:style-name="P1">1. download JDK </text:p>
      <text:p text:style-name="P1"/>
      <text:p text:style-name="P1"/>
      <text:p text:style-name="P1"/>
      <text:p text:style-name="P1"/>
      <text:p text:style-name="P1">- $Java -jar jenkins.war</text:p>
      <text:p text:style-name="P1">you can launch jenkins using below URL: http://tocathost:8080 </text:p>
      <text:p text:style-name="P1"/>
      <text:p text:style-name="P1">Approach:3 </text:p>
      <text:p text:style-name="P1">sudo apt-get install jenkins </text:p>
      <text:p text:style-name="P1"/>
      <text:p text:style-name="P3">2. Why we need continous Integration? </text:p>
      <text:p text:style-name="P15">- Jenkins is process improvment tool</text:p>
      <text:p text:style-name="P15">- using jenkins we can compile, run tests, build the code and deploy efficiently by continuously integrating users changes with existing application. </text:p>
      <text:p text:style-name="P15">- we can generate grap<text:span text:style-name="T25">h</text:span>s, statistics for our builds and test cases</text:p>
      <text:p text:style-name="P15">- jenkins provides fast feed back when some thing goes wrong.</text:p>
      <text:p text:style-name="P15">- Jenkins is extensible coz it is plugin based and rich in features. </text:p>
      <text:p text:style-name="P15">- jenkins can act as a nice reporting tool. it sends test case and any other report in html format with some nice colors. </text:p>
      <text:p text:style-name="P15">- helps to deliver the code to production very quickly with quality code by running the test cases. </text:p>
      <text:p text:style-name="P15">- allows us to run builds in parellel. so builds can run faster. </text:p>
      <text:p text:style-name="P16">- allows us to run different builds with different confiugrations seemlesly without much configuration complexity. </text:p>
      <text:p text:style-name="P6"/>
      <text:p text:style-name="P6">(OR)</text:p>
      <text:p text:style-name="P6"/>
      <text:p text:style-name="P6">a). It saves development time:</text:p>
      <text:p text:style-name="P6"><text:tab/>The foremost advantage of using jenkins is that since most of <text:soft-page-break/>the integration task is being handled by jenkins (Via automatic integration ) so the developer time is focused on deveolopment actviti mostly .</text:p>
      <text:p text:style-name="P6">b). <text:span text:style-name="T28">Improved Software quality:</text:span></text:p>
      <text:p text:style-name="P6"><text:tab/><text:span text:style-name="T28">Since the software is being tested immediately after any </text:span></text:p>
      <text:p text:style-name="P7">code check-in, It keeps the quality check frequently, thus improving software quality.</text:p>
      <text:p text:style-name="P7">c). Faster Delivery:</text:p>
      <text:p text:style-name="P7"><text:tab/>Jenkins automatically does continuous integration, which leads to very early detecction of bugs and hence it leads to faster delivery of software.</text:p>
      <text:p text:style-name="P7">d).<text:tab/>Decrease development time:</text:p>
      <text:p text:style-name="P7">e)<text:tab/>Easly portable:</text:p>
      <text:p text:style-name="P7"><text:tab/>Since jenkins is developed using java, it can be easily portable t other platforms.</text:p>
      <text:p text:style-name="P7">f) Early tracking of defects: </text:p>
      <text:p text:style-name="P7"><text:tab/>fin<text:span text:style-name="T29">din</text:span>g defects in development environement only rather than production environment.</text:p>
      <text:p text:style-name="P8">g). <text:s text:c="2"/>Notification to developer:</text:p>
      <text:p text:style-name="P8"><text:tab/>Jenkins is easily integated with LDAP server, so developer are notofied about build success/failures via mail.</text:p>
      <text:p text:style-name="P8"/>
      <text:p text:style-name="P7"/>
      <text:p text:style-name="P3">3. Have you created jenkins job or just worked on existing jenkins environment? </text:p>
      <text:p text:style-name="P3"><text:s/><text:span text:style-name="T22">Created new jobs and also worked on existing jobs</text:span></text:p>
      <text:p text:style-name="P3"/>
      <text:p text:style-name="P3">-How do you create a new build/Jenkins <text:span text:style-name="T5">j</text:span>ob? </text:p>
      <text:p text:style-name="P3"/>
      <text:p text:style-name="P17">Go to Jenkins top page, select “New <text:span text:style-name="T27">Item</text:span>”, then choose “Build a free-style software project”.</text:p>
      <text:p text:style-name="P17"/>
      <text:p text:style-name="P1"/>
      <text:p text:style-name="P3">4. How do you install jenkins? What are the different ways? </text:p>
      <text:p text:style-name="P1"><text:s/><text:tab/>1. Java -jar jenkins.war [http://localhost:80801 [uses jetty server ]</text:p>
      <text:p text:style-name="P1"><text:tab/>2, yum instatll jenkins[RHEL] OR apt-get install jenkins [ubuntu]</text:p>
      <text:p text:style-name="P1"><text:tab/>3. Deploy jenkins.war in tomcat like any other web applications [Production approach]</text:p>
      <text:p text:style-name="P1"><text:s/></text:p>
      <text:p text:style-name="P3">5. How do you setup a crontab Linux? </text:p>
      <text:p text:style-name="P1"/>
      <text:p text:style-name="P1">Note : Refer Google and setupa a simple crontab.</text:p>
      <text:p text:style-name="P1">- Creating a new crontab</text:p>
      <text:p text:style-name="P1">crontab -e</text:p>
      <text:p text:style-name="P1">========</text:p>
      <text:p text:style-name="P1">* * * * * 'command/any script'</text:p>
      <text:p text:style-name="P1">Minute <text:s/>Hour <text:s/>DOM <text:s/>Month <text:s/>DOW</text:p>
      <text:p text:style-name="P1">0-59 <text:s text:c="3"/>0-23 <text:s/>1-31 1-12 <text:s text:c="2"/>0-7</text:p>
      <text:p text:style-name="P1">========</text:p>
      <text:p text:style-name="P1"/>
      <text:p text:style-name="P1">- List all crontabs</text:p>
      <text:p text:style-name="P1">$ crontab -l</text:p>
      <text:p text:style-name="P1"/>
      <text:p text:style-name="P1">- Remove all crontabs</text:p>
      <text:p text:style-name="P1">$ crontab -r</text:p>
      <text:p text:style-name="P1"/>
      <text:p text:style-name="P1"/>
      <text:p text:style-name="P3"><text:soft-page-break/>6. How do you migrate jenkins from one s<text:span text:style-name="T6">erv</text:span>er to another? </text:p>
      <text:p text:style-name="P1">- Install Jenkin in the new machine. </text:p>
      <text:p text:style-name="P1">- Copy .jenkins to new machine's $USER_HOME dir. </text:p>
      <text:p text:style-name="P1">- Start jenkins server in the new mchine </text:p>
      <text:p text:style-name="P1">[ Note: Usually, we don't copy workspace from old jenkins server to new as it contains large size of source code] </text:p>
      <text:p text:style-name="P1"><text:s text:c="5"/>[command to exclude workspace. </text:p>
      <text:p text:style-name="P1"><text:s text:c="8"/>tar --exclude=workspace -cvf jenkins.tar .jenkins] </text:p>
      <text:p text:style-name="P1"/>
      <text:p text:style-name="P1"/>
      <text:p text:style-name="P1"><text:span text:style-name="T2">7. How do you start/stop jenkins?</text:span> </text:p>
      <text:p text:style-name="P2">- <text:s/><text:span text:style-name="Source_20_Text">$ java -jar jenkins.war</text:span></text:p>
      <text:p text:style-name="P14"><text:span text:style-name="T7">- </text:span><text:span text:style-name="Source_20_Text">(jenkins_url)/safeRestart</text:span> - Allows all running jobs to complete. New jobs will remain in the queue to run after the restart is complete. </text:p>
      <text:p text:style-name="P14">- <text:span text:style-name="Source_20_Text">$ sudo /etc/init.d/jenkins restart</text:span></text:p>
      <text:p text:style-name="P14">-</text:p>
      <text:p text:style-name="P14"><text:span text:style-name="Source_20_Text"/></text:p>
      <text:p text:style-name="P3">8.Jenkins is running some jobs and I want to restart it. How do you restart? </text:p>
      <text:p text:style-name="P3"><text:s text:c="2"/>- How do you restart the jenkins without interrupting running jobs ?</text:p>
      <text:p text:style-name="P18"/>
      <text:p text:style-name="P19"><text:span text:style-name="T8">Ans)<text:tab/>By using SafeRestart plugin : </text:span>This plugin allows you to restart Jenkins safely: it's waiting that all builds in progress finished before launching restart.</text:p>
      <text:p text:style-name="P19"/>
      <text:p text:style-name="P19"><text:tab/><text:span text:style-name="T8">(or)</text:span></text:p>
      <text:p text:style-name="P19"/>
      <text:p text:style-name="P19"><text:span text:style-name="Source_20_Text">(jenkins_url)/safeRestart</text:span> - Allows all running jobs to complete. New jobs will remain in the queue to run after the restart is complete. </text:p>
      <text:p text:style-name="P19"/>
      <text:p text:style-name="P3">9. What is the default port number in jenkins ?</text:p>
      <text:p text:style-name="P1"/>
      <text:p text:style-name="P20">8080</text:p>
      <text:p text:style-name="P20"/>
      <text:p text:style-name="P3">10. How do you change the port number of Jenkins? </text:p>
      <text:p text:style-name="P1"><text:s text:c="5"/>Go to TOMCAT HOME/conf/server.xml </text:p>
      <text:p text:style-name="P1"><text:s text:c="5"/>Change port number in this line: [ port="8080" protocol="HTTP/1.1" ]</text:p>
      <text:p text:style-name="P1"/>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34">Start Jenkins <text:span text:style-name="T30">with particular port number </text:span>from cmd line with this command : </text:p>
            <text:p text:style-name="P34"><text:span text:style-name="Source_20_Text">java -jar jenkins.war --httpPort=8081</text:span></text:p>
          </table:table-cell>
        </table:table-row>
      </table:table>
      <text:p text:style-name="P1"/>
      <text:p text:style-name="P1"/>
      <text:p text:style-name="P1"/>
      <text:p text:style-name="P3">11. How do you check Jenkins logs? </text:p>
      <text:p text:style-name="P1"><text:tab/> <text:s text:c="3"/><text:span text:style-name="T1">How do you check your Application logs? </text:span></text:p>
      <text:p text:style-name="P1"><text:s text:c="6"/>$TOMCAT_H0ME/logs/catalina.2017-08-08.log <text:s text:c="2"/><text:span text:style-name="T31">(OR)</text:span></text:p>
      <text:p text:style-name="P1"/>
      <text:p text:style-name="P27">$ vim /etc/sysconfig/jenkins</text:p>
      <text:p text:style-name="P27"/>
      <text:h text:style-name="P32" text:outline-level="3"><text:bookmark text:name="Logging-Linux"/>Linux</text:h>
      <text:p text:style-name="Text_20_body">By default logs should be made available in <text:span text:style-name="Source_20_Text">/var/log/jenkins/jenkins.</text:span><text:span text:style-name="Source_20_Text"><text:span text:style-name="T9">log</text:span></text:span></text:p>
      <text:p text:style-name="P1"/>
      <text:p text:style-name="P1"/>
      <text:p text:style-name="P3">12. What challenges you faced while working with Jenkins?</text:p>
      <text:p text:style-name="P1"><text:soft-page-break/><text:s text:c="3"/>- What are the common issues you see in Jenkins?</text:p>
      <text:p text:style-name="P1"><text:tab/> - compilation <text:s/>:</text:p>
      <text:p text:style-name="P1"><text:tab/> - deployment <text:s text:c="3"/>: <text:span text:style-name="T18">Disk Space</text:span></text:p>
      <text:p text:style-name="P1"><text:s text:c="9"/>- Jdk or maven installation : <text:span text:style-name="T18">master and slave <text:s/>. Maven path</text:span> <text:span text:style-name="T18">jdk path</text:span></text:p>
      <text:p text:style-name="P1"><text:s text:c="8"/></text:p>
      <text:p text:style-name="P1"><text:tab/> - port change</text:p>
      <text:p text:style-name="P1"><text:s/></text:p>
      <text:p text:style-name="P3">14. Where does Jenkins store global and job related configuratiors? </text:p>
      <text:p text:style-name="P1"><text:tab/>Global configurations: $JENKINS_HOME/.jenkins/config.xml </text:p>
      <text:p text:style-name="P1"><text:tab/>Job configurations: $JENKINS_HOME/.jenkins/jobs/job_name/config.xml </text:p>
      <text:p text:style-name="P3">15. Where Jenkins stores all plugins data? </text:p>
      <text:p text:style-name="P1"><text:tab/>$JENKINS_HOME/.jenkins/plugins </text:p>
      <text:p text:style-name="P1"/>
      <text:p text:style-name="P1"><text:span text:style-name="T2">16. I want to modify JDK version from 1.7 to 1.8 in 1000 jobs? How do you do it?</text:span> </text:p>
      <text:p text:style-name="P1"><text:tab/>Jenkins stores all configuration data in .jenkins/jobs/job_name/config.xml</text:p>
      <text:p text:style-name="P1"><text:tab/>we can find 1.7 in all config.xml and replact it with 1.8 using some linux command or small script. </text:p>
      <text:p text:style-name="P1"><text:tab/>Then to load the changes, we need to run "Reload configurations from disk" </text:p>
      <text:p text:style-name="P1"/>
      <text:p text:style-name="P3">17. How do you setup build and deployment for your project? </text:p>
      <text:p text:style-name="P1"><text:tab/>- configure GIT URL<text:tab/><text:span text:style-name="T19">( 1. create branch , </text:span></text:p>
      <text:p text:style-name="P1"><text:tab/>- configure maven build command i.e 'mvn install" </text:p>
      <text:p text:style-name="P1"><text:tab/>- go to post build section and call deploy.sh</text:p>
      <text:p text:style-name="P1"><text:s/></text:p>
      <text:p text:style-name="P1"/>
      <text:p text:style-name="P1"><text:s/><text:tab/>Deployment scritpt steps: </text:p>
      <text:p text:style-name="P1"><text:tab/> <text:s/>- before copying the war file, our script checks for diskspace. </text:p>
      <text:p text:style-name="P1"><text:tab/> <text:s/>- copy war file to all tomcat servers in an environment(copy using scp )</text:p>
      <text:p text:style-name="P1"><text:tab/> <text:s/>- shutdown the tomcat </text:p>
      <text:p text:style-name="P1"/>
      <text:p text:style-name="P1"/>
      <text:p text:style-name="P1"/>
      <text:p text:style-name="P1">-------------------------------------------------</text:p>
      <text:p text:style-name="P1"/>
      <text:p text:style-name="P3">18. How many builds you store in your jenkins? </text:p>
      <text:p text:style-name="P1"><text:s text:c="4"/><text:span text:style-name="T1">How do you rotate logs for your Jenkins?</text:span></text:p>
      <text:p text:style-name="P1"><text:s/></text:p>
      <text:p text:style-name="P21">By autoatically or manually we rotate the logs</text:p>
      <text:p text:style-name="P21">1.Auto :</text:p>
      <text:p text:style-name="P22"><text:span text:style-name="T10"><text:s/></text:span>Job Configuration --&gt;Discard Old Builds:</text:p>
      <text:p text:style-name="P22"/>
      <text:p text:style-name="P21">2. Manual:</text:p>
      <text:p text:style-name="P21">Run below script to run log rotation on all jobs:</text:p>
      <text:p text:style-name="P21"/>
      <text:p text:style-name="P28"><text:span text:style-name="Source_20_Text">//michaeldkfowler</text:span></text:p>
      <text:p text:style-name="Standard"><text:span text:style-name="Source_20_Text">import</text:span> <text:span text:style-name="Source_20_Text">jenkins.model.*</text:span></text:p>
      <text:p text:style-name="Standard"><text:span text:style-name="Source_20_Text">Jenkins.instance.getAllItems(AbstractProject.class)</text:span></text:p>
      <text:p text:style-name="Standard"><text:span text:style-name="Source_20_Text">.findAll { it.logRotator }</text:span></text:p>
      <text:p text:style-name="Standard"><text:span text:style-name="Source_20_Text">    .each {</text:span></text:p>
      <text:p text:style-name="Standard"><text:span text:style-name="Source_20_Text">      it.logRotator.perform(it)</text:span></text:p>
      <text:p text:style-name="Standard"><text:span text:style-name="Source_20_Text">    }</text:span></text:p>
      <text:p text:style-name="P21"/>
      <text:p text:style-name="P3">19. How do you backup your jenkins data? </text:p>
      <text:p text:style-name="P4">sds</text:p>
      <text:p text:style-name="P23">Ans ) By using <text:span text:style-name="T12">Thin </text:span>backup plugin (or)</text:p>
      <text:p text:style-name="P23"/>
      <text:p text:style-name="P24"><text:span text:style-name="Source_20_Text"><text:span text:style-name="T11">cd $JENKINS_HOME/jobs and </text:span></text:span><text:span text:style-name="Source_20_Text">make a backup for that folder</text:span><text:span text:style-name="Source_20_Text"><text:span text:style-name="T11">. (or)</text:span></text:span></text:p>
      <text:p text:style-name="P23"><text:span text:style-name="Source_20_Text"/></text:p>
      <text:p text:style-name="P23"><text:soft-page-break/></text:p>
      <text:p text:style-name="P23"/>
      <text:p text:style-name="P3">20. How do you configure different jenkins jobs to run with different JDKs? </text:p>
      <text:p text:style-name="P3"/>
      <text:p text:style-name="P14"><text:span text:style-name="T3"><text:line-break/></text:span>There is a JDK dropdown in "job name" -&gt; Configure in Jenkins web ui. It will list all JDKs available in Jenkins configuration. <text:s text:c="2"/><text:span text:style-name="T13">(OR)</text:span></text:p>
      <text:p text:style-name="P14"/>
      <text:p text:style-name="P14">1 - if you have a job based in maven, Jenkins takes your default java configuration and you decide the compilation level in your POM.XML.</text:p>
      <text:p text:style-name="P14"/>
      <text:p text:style-name="P14">2 - if you have a free style job, in the the configuration option of the job you can select the JDK that you want to use.</text:p>
      <table:table table:name="Table1" table:style-name="Table1">
        <table:table-column table:style-name="Table1.A"/>
        <table:table-row>
          <table:table-cell table:style-name="Table1.A1" office:value-type="string">
            <text:p text:style-name="P33"><text:bookmark text:name="link-post-28810537"/></text:p>
          </table:table-cell>
        </table:table-row>
      </table:table>
      <text:p text:style-name="P3"><text:tab/><text:tab/><text:tab/><text:tab/><text:span text:style-name="T19">(OR)</text:span></text:p>
      <text:p text:style-name="P5">master and slave concept</text:p>
      <text:p text:style-name="P5"/>
      <text:p text:style-name="P3">21. What is the difference between "Build periodically" and "Poll scm"?</text:p>
      <text:p text:style-name="P14"><text:span text:style-name="T3"><text:s/></text:span><text:span text:style-name="T14">with Trigger Builds Periodically will trigger builds as per the schedule (every 10 minutes) even if you haven't changed anything.</text:span><text:span text:style-name="T15"> </text:span><text:span text:style-name="T14">Poll SCM will check for changes before triggering any build, if there are changes to the previous version there only build will be triggered. </text:span></text:p>
      <text:p text:style-name="P25"/>
      <text:p text:style-name="P3">22. How do you configure security for your jenkins? Are you using LDAP for authentication?</text:p>
      <text:p text:style-name="P1"><text:s/></text:p>
      <text:p text:style-name="P29"><text:span text:style-name="T16">Ensure global security is on.</text:span> </text:p>
      <text:list xml:id="list5073677506807647182" text:style-name="L1">
        <text:list-item>
          <text:p text:style-name="P37"><text:span text:style-name="T16">Ensure that Jenkins is integrated with my company’s user directory with appropriate plugin.</text:span> </text:p>
        </text:list-item>
        <text:list-item>
          <text:p text:style-name="P37"><text:span text:style-name="T16">Ensure that matrix/Project matrix is enabled to fine tune access.</text:span> </text:p>
        </text:list-item>
        <text:list-item>
          <text:p text:style-name="P37"><text:span text:style-name="T16">Automate the process of setting rights/privileges in Jenkins with custom version controlled script.</text:span> </text:p>
        </text:list-item>
        <text:list-item>
          <text:p text:style-name="P37"><text:span text:style-name="T16">Limit physical access to Jenkins data/folders.</text:span> </text:p>
        </text:list-item>
        <text:list-item>
          <text:p text:style-name="P35"><text:span text:style-name="T16">Periodically run security audits on same.</text:span> </text:p>
        </text:list-item>
      </text:list>
      <text:p text:style-name="P30">Mostly used project based securtiy it’s under category of matrix based security.</text:p>
      <text:p text:style-name="P1"/>
      <text:p text:style-name="P1"/>
      <text:p text:style-name="P3">23. What is matrix based security? How do you provide access to your users? </text:p>
      <text:p text:style-name="P3"/>
      <text:p text:style-name="P14"><text:span text:style-name="T3"><text:line-break/></text:span>Matrix-based security is one of the authorization strategies available for <text:a xlink:type="simple" xlink:href="https://wiki.jenkins.io/display/JENKINS/Securing+Jenkins" text:style-name="Internet_20_link" text:visited-style-name="Visited_20_Internet_20_Link">securing Jenkins</text:a>.  It allows you to grant specific permissions to users and groups.  The available permissions are:</text:p>
      <text:p text:style-name="P31"/>
      <text:p text:style-name="P31"><text:s text:c="7"/>. <text:a xlink:type="simple" xlink:href="https://wiki.jenkins.io/display/JENKINS/Matrix-based+security#Matrix-basedsecurity-Overall" text:style-name="Internet_20_link" text:visited-style-name="Visited_20_Internet_20_Link">Overall</text:a></text:p>
      <text:list xml:id="list5517442218672916061" text:style-name="L2">
        <text:list-item>
          <text:p text:style-name="P38"><text:a xlink:type="simple" xlink:href="https://wiki.jenkins.io/display/JENKINS/Matrix-based+security#Matrix-basedsecurity-Slave" text:style-name="Internet_20_link" text:visited-style-name="Visited_20_Internet_20_Link">Slave</text:a></text:p>
        </text:list-item>
      </text:list>
      <text:list xml:id="list4826317056221799129" text:style-name="L3">
        <text:list-item>
          <text:p text:style-name="P39"><text:a xlink:type="simple" xlink:href="https://wiki.jenkins.io/display/JENKINS/Matrix-based+security#Matrix-basedsecurity-Job" text:style-name="Internet_20_link" text:visited-style-name="Visited_20_Internet_20_Link">Job</text:a></text:p>
        </text:list-item>
      </text:list>
      <text:list xml:id="list2691784042874045355" text:style-name="L4">
        <text:list-item>
          <text:p text:style-name="P40"><text:a xlink:type="simple" xlink:href="https://wiki.jenkins.io/display/JENKINS/Matrix-based+security#Matrix-basedsecurity-Run" text:style-name="Internet_20_link" text:visited-style-name="Visited_20_Internet_20_Link">Run</text:a></text:p>
        </text:list-item>
      </text:list>
      <text:list xml:id="list5208972260235727389" text:style-name="L5">
        <text:list-item>
          <text:p text:style-name="P41"><text:soft-page-break/><text:a xlink:type="simple" xlink:href="https://wiki.jenkins.io/display/JENKINS/Matrix-based+security#Matrix-basedsecurity-View" text:style-name="Internet_20_link" text:visited-style-name="Visited_20_Internet_20_Link">View</text:a></text:p>
        </text:list-item>
      </text:list>
      <text:list xml:id="list286565197538658376" text:style-name="L6">
        <text:list-item>
          <text:p text:style-name="P36"><text:a xlink:type="simple" xlink:href="https://wiki.jenkins.io/display/JENKINS/Matrix-based+security#Matrix-basedsecurity-SCM" text:style-name="Internet_20_link" text:visited-style-name="Visited_20_Internet_20_Link">SCM</text:a></text:p>
        </text:list-item>
      </text:list>
      <text:p text:style-name="P3">24. What is a plugin? What plugins you installed? Name few plugins which you have used? </text:p>
      <text:p text:style-name="P3"><text:tab/></text:p>
      <text:p text:style-name="P3"/>
      <text:p text:style-name="P1">============ </text:p>
      <text:p text:style-name="P1">1. Thin Backup - </text:p>
      <text:p text:style-name="P1"><text:tab/>Using Cron tab style/notion, we can schedule the backups for jenkins. We usually take backup for Jenkins home directory. Once we install this plugin, It adds "ThinBackup" section to manage jenkins. </text:p>
      <text:p text:style-name="P1"/>
      <text:p text:style-name="P1">2.Emall-ext plugin/Editable Email notification: </text:p>
      <text:p text:style-name="P1"><text:tab/>This is advanced plugin for Jenkins default email notification plugin Using this plugin, we can create our own email subject, body and also attach log or any file while sending the emails to users. </text:p>
      <text:p text:style-name="P1"/>
      <text:p text:style-name="P1">3. Job Configure History plugin:</text:p>
      <text:p text:style-name="P1"><text:tab/> we can check job configuration history for example who deleted a job or configuration, who modifed jdk, who modified build trigger schedule, user addition/deletion. .etc. Once we install this plugin, we can see who has done what or who made what changes. It records the history of all user's modifications.</text:p>
      <text:p text:style-name="P1"><text:s/></text:p>
      <text:p text:style-name="P1">4. Shelve prolect: </text:p>
      <text:p text:style-name="P1"><text:tab/>If we have large size of build log files, un-used jenkins jobs, Jenkins will become slow(as it has to scan all projects for generating reports). So, it good idea to archive any un-used jenkins jobs so that jenkins don't scan the project. since this plugin archives the projects, we can restore them if we want in the future. </text:p>
      <text:p text:style-name="P1"/>
      <text:p text:style-name="P1">======================</text:p>
      <text:p text:style-name="P10"/>
      <text:p text:style-name="P3">25. What are the different ways of installing a plugin? </text:p>
      <text:p text:style-name="P10"><text:s text:c="5"/><text:span text:style-name="T17">In 3 <text:s/>ways we can install plugins</text:span></text:p>
      <text:p text:style-name="P10"/>
      <text:p text:style-name="P10"><text:tab/><text:tab/><text:span text:style-name="T17">1. In manage jenkins ---&gt; Manage Plugin --&gt; Available --&gt; search --&gt; Installe</text:span></text:p>
      <text:p text:style-name="P10"><text:tab/><text:tab/><text:span text:style-name="T17">2. Manually download the code ---&gt; Install <text:s/>( Plugin code ends with .hpi )</text:span></text:p>
      <text:p text:style-name="P10"><text:tab/><text:span text:style-name="T17"> Download --&gt; cd .jenkins/plugins: cp ~/Download/file(plugin) .<text:tab/></text:span></text:p>
      <text:p text:style-name="P10"><text:tab/><text:tab/><text:span text:style-name="T17">3. Manage plugin <text:s/>--&gt; advanced --&gt; Browse <text:s/>--&gt; <text:s/>Select from download</text:span></text:p>
      <text:p text:style-name="P10">---<text:span text:style-name="T17">&gt; open <text:s/>---&gt; upload</text:span></text:p>
      <text:p text:style-name="P10"/>
      <text:p text:style-name="P10"/>
      <text:p text:style-name="P3">26. What is "Reload configurations from the Disk ? when do you use this?</text:p>
      <text:p text:style-name="P10"><text:s/></text:p>
      <text:p text:style-name="P3">27. How do you take back up for only jobs? excluding WS? </text:p>
      <text:p text:style-name="P10"><text:s text:c="4"/><text:span text:style-name="T20">Tar –-exclude=workspace -cvf filename .jenkins</text:span></text:p>
      <text:p text:style-name="P10"/>
      <text:p text:style-name="P3">28. How <text:span text:style-name="T21">d</text:span>o you set up distributed builds? </text:p>
      <text:p text:style-name="P10"><text:s text:c="4"/>using master/s<text:span text:style-name="T23">l</text:span>ave </text:p>
      <text:p text:style-name="P10"/>
      <text:p text:style-name="P3">29. How man<text:span text:style-name="T21">y</text:span> slave nodes you have?</text:p>
      <text:p text:style-name="P10"><text:s/></text:p>
      <text:p text:style-name="P3">30. What is a label?</text:p>
      <text:p text:style-name="P10"><text:s text:c="7"/><text:span text:style-name="T4">Label is a virtual name for one or more slave nodes using which we can tie a particular jenkins job to always run on a pariticutar machine (Usually which has jdk6 or jdk8 or windows machine,..etc.)</text:span></text:p>
      <text:p text:style-name="P10"><text:soft-page-break/><text:s/></text:p>
      <text:p text:style-name="P3">31. what kind of problems you faced with your jenkins so far? </text:p>
      <text:p text:style-name="P10"><text:tab/><text:span text:style-name="T4">Our Master server became slow. So to distribute the load, implemented master/slave concept and today our builds are running in 4 slave nodes. </text:span></text:p>
      <text:p text:style-name="P12"><text:tab/>- Regular compile / deployment issues,</text:p>
      <text:p text:style-name="P12"><text:tab/>- Diskspace issues. </text:p>
      <text:p text:style-name="P10"/>
      <text:p text:style-name="P9"><text:span text:style-name="T1">32. Suddenly my Jenkins instance became slow. What steps you do you take to improve the performance?</text:span> </text:p>
      <text:p text:style-name="P10"><text:tab/><text:span text:style-name="T4">- clean up old jobs. may be by using shelve plugin</text:span></text:p>
      <text:p text:style-name="P12"><text:tab/>- implement master/slave distributed concept. </text:p>
      <text:p text:style-name="P12"><text:tab/>- may be to improve the computing power for ex: RAM and CPU <text:tab/></text:p>
      <text:p text:style-name="P12"><text:tab/>- Make sure your Master doesn't run any jobs. Just keep it for serving jenkins trafic and schedule all your builds in slave nodes.</text:p>
      <text:p text:style-name="P10"><text:s/></text:p>
      <text:p text:style-name="P9"><text:span text:style-name="T1">33. how much you rate yourself in jenknins?</text:span> </text:p>
      <text:p text:style-name="P10"><text:s/></text:p>
      <text:p text:style-name="P11"/>
      <text:p text:style-name="P3">34. Do you have experience with .net builds?</text:p>
      <text:p text:style-name="P10"/>
      <text:p text:style-name="P10"><text:s text:c="2"/><text:span text:style-name="T21">NO </text:span></text:p>
      <text:p text:style-name="P10"/>
      <text:p text:style-name="P3">35. How do you upgrade jenkins?</text:p>
      <text:p text:style-name="P1">- take a test machine </text:p>
      <text:p text:style-name="P1">- intall the same old version of jenkins in the test machine.</text:p>
      <text:p text:style-name="P1">- Copy .jenkins from old jenkins to test machine and bring the jenkins server up in test machine.</text:p>
      <text:p text:style-name="P1">- deploy the new war file to test machine.</text:p>
      <text:p text:style-name="P1">- test few builds randomly in test Jenkins to see if everything works well as old jenkins.</text:p>
      <text:p text:style-name="P1">- Finally repeat the old steps <text:tab/>in production/original server.</text:p>
      <text:p text:style-name="P1"/>
      <text:p text:style-name="P3">36, Can you name few jenkins Features? </text:p>
      <text:p text:style-name="P3"><text:s/></text:p>
      <text:p text:style-name="P1">- Jenkins is process improvment tool</text:p>
      <text:p text:style-name="P1">- using jenkins we can compile, run tests, build the code and deploy efficiently by continuously integrating users changes with existing application. </text:p>
      <text:p text:style-name="P1">- we can generate graps, statistics for our builds and test cases</text:p>
      <text:p text:style-name="P1">- jenkins provides fast feed back when some thing goes wrong.</text:p>
      <text:p text:style-name="P1">- Jenkins is extensible coz it is plugin based and rich in features. </text:p>
      <text:p text:style-name="P1">- jenkins can act as a nice reporting tool. it sends test case and any other report in html format with some nice colors. </text:p>
      <text:p text:style-name="P1">- helps to deliver the code to production very quickly with quality code by running the test cases. </text:p>
      <text:p text:style-name="P1">- allows us to run builds in parellel. so builds can run faster. </text:p>
      <text:p text:style-name="P1">- allows us to run different builds with different confiugrations seemlesly without much configuration complexity. </text:p>
      <text:p text:style-name="P1"/>
      <text:p text:style-name="P1"/>
      <text:p text:style-name="P1"/>
      <text:p text:style-name="P1"/>
      <text:p text:style-name="P3">37. How do you setup Jenkins from scratch?</text:p>
      <text:p text:style-name="P1"><text:s/></text:p>
      <text:p text:style-name="P3">38. What are the prerequisites for Jenkins? </text:p>
      <text:p text:style-name="P1"><text:s/></text:p>
      <text:p text:style-name="P3">39 how do you deploy an application in tomcat? </text:p>
      <text:p text:style-name="P3"><text:s text:c="3"/>can you explain how the deployment happens for your project? </text:p>
      <text:p text:style-name="P1"><text:s text:c="6"/>- we build war file as a final artifact</text:p>
      <text:p text:style-name="P1"><text:s text:c="6"/>- we have shell script for deployment, </text:p>
      <text:p text:style-name="P1"><text:s text:c="6"/><text:span text:style-name="T2">-</text:span> It checks if tomcat/target machine is up and running and has enough free disk space </text:p>
      <text:p text:style-name="P1"><text:soft-page-break/><text:s text:c="6"/>- it does shutdown the server </text:p>
      <text:p text:style-name="P1"><text:s text:c="6"/>- copies the war file to webapps location </text:p>
      <text:p text:style-name="P1"><text:s text:c="6"/>- starts the server, </text:p>
      <text:p text:style-name="P1"><text:s text:c="6"/>- It also sends the email notifications to all users</text:p>
      <text:p text:style-name="P1"><text:s/></text:p>
      <text:p text:style-name="P3">40. What is the deference between web server and application server ?</text:p>
      <text:p text:style-name="P1"><text:s text:c="2"/>Web server serves static content: ex.. </text:p>
      <text:p text:style-name="P1"><text:tab/>html </text:p>
      <text:p text:style-name="P1"><text:tab/>images </text:p>
      <text:p text:style-name="P1"><text:s/><text:tab/>javascript </text:p>
      <text:p text:style-name="P1"><text:s text:c="5"/>application server serves dynamic content : </text:p>
      <text:p text:style-name="P1"><text:tab/>search results </text:p>
      <text:p text:style-name="P1"><text:tab/>date conversion </text:p>
      <text:p text:style-name="P1"><text:tab/>weather application </text:p>
      <text:p text:style-name="P1"/>
      <text:p text:style-name="P3">41. What is parameterised build job? How do you set it up?</text:p>
      <text:p text:style-name="P1"/>
      <text:p text:style-name="P3">42. What is build pipeline? have you created build pipelines?</text:p>
      <text:p text:style-name="P1"/>
      <text:p text:style-name="P3">43. How do you set up the crontab? </text:p>
      <text:p text:style-name="P1"><text:s text:c="4"/>can you explain crontab syntax?</text:p>
      <text:p text:style-name="P1"><text:s text:c="4"/>how to create/ remove crontabs? </text:p>
      <text:p text:style-name="P1"/>
      <text:p text:style-name="P1"/>
      <text:p text:style-name="P1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08T22:49:44.073746797</dc:date>
    <meta:editing-duration>P1DT4H34M11S</meta:editing-duration>
    <meta:editing-cycles>28</meta:editing-cycles>
    <meta:document-statistic meta:table-count="2" meta:image-count="0" meta:object-count="0" meta:page-count="8" meta:paragraph-count="257" meta:word-count="2296" meta:character-count="14042" meta:non-whitespace-character-count="11608"/>
  </office:meta>
</office:document-meta>
</file>